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f99ec"/>
    </style:style>
    <style:style style:name="P2" style:family="paragraph" style:parent-style-name="Standard">
      <style:paragraph-properties fo:text-align="center" style:justify-single-word="false"/>
      <style:text-properties officeooo:paragraph-rsid="000f99ec"/>
    </style:style>
    <style:style style:name="P3" style:family="paragraph" style:parent-style-name="Standard">
      <style:text-properties fo:font-size="28pt" fo:font-weight="bold" officeooo:rsid="000f99ec" style:font-size-asian="28pt" style:font-weight-asian="bold" style:font-size-complex="28pt" style:font-weight-complex="bold"/>
    </style:style>
    <style:style style:name="P4" style:family="paragraph" style:parent-style-name="Standard">
      <style:text-properties fo:font-size="15pt" fo:font-weight="bold" officeooo:rsid="000f99ec" officeooo:paragraph-rsid="000f99ec" style:font-size-asian="13.1000003814697pt" style:font-weight-asian="bold" style:font-size-complex="15pt" style:font-weight-complex="bold"/>
    </style:style>
    <style:style style:name="P5" style:family="paragraph" style:parent-style-name="Standard">
      <style:text-properties fo:font-size="12pt" fo:font-weight="bold" officeooo:rsid="000f99ec" officeooo:paragraph-rsid="000f99ec" style:font-size-asian="10.5pt" style:font-weight-asian="bold" style:font-size-complex="12pt" style:font-weight-complex="bold"/>
    </style:style>
    <style:style style:name="P6" style:family="paragraph" style:parent-style-name="Text_20_body">
      <style:text-properties officeooo:paragraph-rsid="000f99ec"/>
    </style:style>
    <style:style style:name="P7" style:family="paragraph" style:parent-style-name="Text_20_body">
      <style:text-properties style:font-name="Liberation Serif"/>
    </style:style>
    <style:style style:name="P8" style:family="paragraph" style:parent-style-name="Text_20_body">
      <style:text-properties style:font-name="Liberation Serif" fo:font-size="18pt" fo:font-weight="bold" officeooo:rsid="000f99ec" officeooo:paragraph-rsid="000f99ec" style:font-size-asian="18pt" style:font-weight-asian="bold" style:font-size-complex="18pt" style:font-weight-complex="bold"/>
    </style:style>
    <style:style style:name="P9" style:family="paragraph" style:parent-style-name="Text_20_body">
      <style:text-properties style:font-name="Liberation Serif" fo:font-size="12pt" fo:font-weight="bold" officeooo:rsid="000f99ec" officeooo:paragraph-rsid="000f99ec" style:font-size-asian="12pt" style:font-weight-asian="bold" style:font-size-complex="12pt" style:font-weight-complex="bold"/>
    </style:style>
    <style:style style:name="P10" style:family="paragraph" style:parent-style-name="Standard">
      <style:text-properties officeooo:rsid="0010c6eb" officeooo:paragraph-rsid="0010c6eb"/>
    </style:style>
    <style:style style:name="P11" style:family="paragraph" style:parent-style-name="Standard">
      <style:text-properties officeooo:rsid="000f99ec" officeooo:paragraph-rsid="000f99ec"/>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T1" style:family="text">
      <style:text-properties officeooo:rsid="000f99e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5pt" fo:font-weight="bold" officeooo:rsid="000f99ec" style:font-size-asian="13.1000003814697pt" style:font-weight-asian="bold" style:font-size-complex="15pt" style:font-weight-complex="bold"/>
    </style:style>
    <style:style style:name="T4" style:family="text">
      <style:text-properties style:font-name="Liberation Serif"/>
    </style:style>
    <style:style style:name="T5" style:family="text">
      <style:text-properties style:font-name="Liberation Serif" fo:font-weight="bold" style:font-weight-asian="bold" style:font-weight-complex="bold"/>
    </style:style>
    <style:style style:name="T6" style:family="text">
      <style:text-properties style:font-name="Liberation Serif" fo:font-size="12pt" fo:font-weight="bold" officeooo:rsid="000f99ec" style:font-size-asian="12pt" style:font-weight-asian="bold" style:font-size-complex="12pt" style:font-weight-complex="bold"/>
    </style:style>
    <style:style style:name="T7" style:family="text">
      <style:text-properties fo:font-size="28pt" style:text-underline-style="solid" style:text-underline-width="auto" style:text-underline-color="font-color" fo:font-weight="bold" officeooo:rsid="000f99ec" style:font-size-asian="28pt" style:font-weight-asian="bold" style:font-size-complex="28pt" style:font-weight-complex="bold"/>
    </style:style>
    <style:style style:name="T8" style:family="text">
      <style:text-properties officeooo:rsid="0010c6e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ARSH AGARWAL</text:p>
      <text:p text:style-name="P11">Batch -A, 0<text:span text:style-name="T8">1</text:span></text:p>
      <text:p text:style-name="P1"><text:span text:style-name="T1">SE COMPS</text:span><text:tab/><text:tab/><text:tab/> <text:s text:c="7"/><text:tab/><text:tab/></text:p>
      <text:p text:style-name="P1"/>
      <text:p text:style-name="P2"><text:s text:c="2"/><text:span text:style-name="T7">CSS </text:span></text:p>
      <text:p text:style-name="P3"/>
      <text:p text:style-name="P3"/>
      <text:p text:style-name="P4">What is CSS?</text:p>
      <text:p text:style-name="P1"><text:span text:style-name="T3">--&gt;</text:span><text:span text:style-name="T5">Cascading Style Sheets (CSS) is a style sheet language used for describing the presentation of a document written in a markup language like HTML. CSS is a cornerstone technology of the World Wide Web, alongside HTML and JavaScript.</text:span></text:p>
      <text:p text:style-name="P7">CSS is designed to enable the separation of presentation and content, including layout, colors, and fonts This separation can improve content accessibility, provide more flexibility and control in the specification of presentation characteristics, enable multiple web pages to share formatting by specifying the relevant CSS in a separate .css file, and reduce complexity and repetition in the structural content. </text:p>
      <text:p text:style-name="P7"/>
      <text:p text:style-name="P7"/>
      <text:p text:style-name="P8">USES:-</text:p>
      <text:p text:style-name="P6"><text:span text:style-name="T6">--&gt;</text:span><text:span text:style-name="T4">Before CSS, nearly all presentational attributes of HTML documents were contained within the HTML markup. All font colors, background styles, element alignments, borders and sizes had to be explicitly described, often repeatedly, within the HTML. CSS lets authors move much of that information to another file, the style sheet, resulting in considerably simpler HTML. </text:span></text:p>
      <text:p text:style-name="P9"/>
      <text:p text:style-name="P8">Types of CSS (Cascading Style Sheet):-</text:p>
      <text:p text:style-name="P5"/>
      <text:p text:style-name="Text_20_body">Cascading Style Sheet(CSS) is used to set the style in web pages which contain HTML elements. It sets the background color, font-size, font-family, color, … etc property of elements in a web pages.<text:line-break/>There are three types of CSS which are given below:</text:p>
      <text:list xml:id="list106662361318499722" text:style-name="L1">
        <text:list-item>
          <text:p text:style-name="P14">Inline CSS </text:p>
        </text:list-item>
        <text:list-item>
          <text:p text:style-name="P14">Internal or Embedded CSS </text:p>
        </text:list-item>
        <text:list-item>
          <text:p text:style-name="P12">External CSS </text:p>
        </text:list-item>
      </text:list>
      <text:p text:style-name="Text_20_body"><text:span text:style-name="Strong_20_Emphasis">Inline CSS:</text:span> Inline CSS contains the CSS property in the body section attached with element is known as inline CSS. This kind of style is specified within an HTML tag using style attribute. </text:p>
      <text:p text:style-name="Text_20_body"><text:span text:style-name="Strong_20_Emphasis">Internal or Embedded CSS:</text:span> This can be used when a single HTML document must be styled uniquely. The CSS rule set should be within the HTML file in the head section i.e the CSS is <text:soft-page-break/>embedded within the HTML file.<text:span text:style-name="Strong_20_Emphasis">External CSS:</text:span> External CSS contains separate CSS file which contains only style property with the help of tag attributes (For example class, id, heading, … etc). CSS property written in a separate file with .css extension and should be linked to the HTML document using <text:span text:style-name="Strong_20_Emphasis">link</text:span> tag. This means that for each element, style can be set only once and that will be applied across web pages.</text:p>
      <text:p text:style-name="Text_20_body"/>
      <text:p text:style-name="Text_20_body"/>
      <text:p text:style-name="P6"><text:span text:style-name="Strong_20_Emphasis"><text:span text:style-name="T2">Properties of CSS:-</text:span></text:span></text:p>
      <text:p text:style-name="P6"><text:span text:style-name="T2"><text:s/></text:span>Inline CSS has the highest priority, then comes Internal/Embedded followed by External CSS which has the least priority. Multiple style sheets can be defined on one page. If for an HTML tag, styles are defined in multiple style sheets then the below order will be followed.</text:p>
      <text:list xml:id="list6368457347729449567" text:style-name="L2">
        <text:list-item>
          <text:p text:style-name="P15">As Inline has the highest priority, any styles that are defined in the internal and external style sheets are overridden by Inline styles. </text:p>
        </text:list-item>
        <text:list-item>
          <text:p text:style-name="P15">Internal or Embedded stands second in the priority list and overrides the styles in the external style sheet. </text:p>
        </text:list-item>
        <text:list-item>
          <text:p text:style-name="P13">External style sheets have the least priority. If there are no styles defined either in inline or internal style sheet then external style sheet rules are applied for the HTML tags. </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0:33:21.828784567</meta:creation-date>
    <dc:date>2019-02-28T09:29:13.359184651</dc:date>
    <meta:editing-duration>PT8M56S</meta:editing-duration>
    <meta:editing-cycles>3</meta:editing-cycles>
    <meta:generator>LibreOffice/5.1.6.2$Linux_X86_64 LibreOffice_project/10m0$Build-2</meta:generator>
    <meta:document-statistic meta:table-count="0" meta:image-count="0" meta:object-count="0" meta:page-count="2" meta:paragraph-count="21" meta:word-count="488" meta:character-count="2936" meta:non-whitespace-character-count="2451"/>
  </office:meta>
</office:document-meta>
</file>